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Verdana" officeooo:rsid="00047f16" officeooo:paragraph-rsid="00047f16"/>
    </style:style>
    <style:style style:name="P2" style:family="paragraph" style:parent-style-name="Standard">
      <style:text-properties style:font-name="Verdana" fo:font-size="11pt" officeooo:rsid="001f6148" officeooo:paragraph-rsid="000bd69e" style:font-size-asian="11pt" style:font-size-complex="11pt"/>
    </style:style>
    <style:style style:name="P3" style:family="paragraph" style:parent-style-name="Standard">
      <style:text-properties style:font-name="Verdana" fo:font-size="11pt" officeooo:rsid="0020a881" officeooo:paragraph-rsid="000bd69e" style:font-size-asian="11pt" style:font-size-complex="11pt"/>
    </style:style>
    <style:style style:name="P4" style:family="paragraph" style:parent-style-name="Standard">
      <style:paragraph-properties fo:line-height="150%"/>
      <style:text-properties style:font-name="Verdana" fo:font-size="11pt" officeooo:rsid="00216ec5" officeooo:paragraph-rsid="000bd69e" style:font-size-asian="11pt" style:font-size-complex="11pt"/>
    </style:style>
    <style:style style:name="P5" style:family="paragraph" style:parent-style-name="Standard">
      <style:paragraph-properties fo:line-height="150%"/>
      <style:text-properties style:font-name="Verdana" fo:font-size="11pt" officeooo:rsid="0021ed12" officeooo:paragraph-rsid="000bd69e" style:font-size-asian="11pt" style:font-size-complex="11pt"/>
    </style:style>
    <style:style style:name="P6" style:family="paragraph" style:parent-style-name="Standard">
      <style:paragraph-properties fo:line-height="150%"/>
      <style:text-properties style:font-name="Verdana" fo:font-size="11pt" officeooo:rsid="002307fb" officeooo:paragraph-rsid="000bd69e" style:font-size-asian="11pt" style:font-size-complex="11pt"/>
    </style:style>
    <style:style style:name="P7" style:family="paragraph" style:parent-style-name="Standard">
      <style:text-properties style:font-name="Verdana" fo:font-size="11pt" fo:font-style="italic" officeooo:rsid="0020a881" officeooo:paragraph-rsid="000bd69e" style:font-size-asian="11pt" style:font-style-asian="italic" style:font-size-complex="11pt" style:font-style-complex="italic"/>
    </style:style>
    <style:style style:name="P8" style:family="paragraph" style:parent-style-name="Standard">
      <style:text-properties style:font-name="Verdana" fo:font-size="14pt" officeooo:rsid="001f6148" officeooo:paragraph-rsid="000bd69e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Verdana" fo:font-size="14pt" fo:font-weight="bold" officeooo:rsid="00047f16" officeooo:paragraph-rsid="000c4641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075751"/>
    </style:style>
    <style:style style:name="P11" style:family="paragraph" style:parent-style-name="List_20_Paragraph" style:list-style-name="WWNum1">
      <style:paragraph-properties fo:margin-left="1.27cm" fo:margin-right="0cm" fo:line-height="107%" fo:text-indent="-0.635cm" style:auto-text-indent="false" style:writing-mode="lr-tb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Verdana" fo:font-size="11pt" officeooo:rsid="0006e97d" officeooo:paragraph-rsid="001fd295" style:font-size-asian="11pt" style:font-size-complex="11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Verdana" fo:font-size="11pt" officeooo:rsid="002307fb" officeooo:paragraph-rsid="001fd295" style:font-size-asian="11pt" style:font-size-complex="11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Verdana" fo:font-style="italic" officeooo:rsid="0012ad11" officeooo:paragraph-rsid="001c1f6a" style:font-style-asian="italic" style:font-style-complex="italic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Verdana" officeooo:rsid="001f0ef1" officeooo:paragraph-rsid="001f0ef1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Verdana" officeooo:rsid="001f0ef1" officeooo:paragraph-rsid="001fd295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Verdana" fo:font-weight="bold" officeooo:rsid="00075751" officeooo:paragraph-rsid="001c1f6a" style:font-weight-asian="bold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Verdana" fo:font-weight="bold" officeooo:rsid="00075751" officeooo:paragraph-rsid="001fd295" style:font-weight-asian="bold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Verdana" fo:font-style="normal" fo:font-weight="bold" officeooo:rsid="001d7278" officeooo:paragraph-rsid="001fd295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line-height="150%" fo:text-align="center" style:justify-single-word="false"/>
      <style:text-properties style:font-name="Verdana" officeooo:rsid="00047f16" officeooo:paragraph-rsid="00047f16"/>
    </style:style>
    <style:style style:name="P21" style:family="paragraph" style:parent-style-name="Standard">
      <style:paragraph-properties fo:line-height="150%" fo:text-align="justify" style:justify-single-word="false"/>
      <style:text-properties officeooo:paragraph-rsid="00075751"/>
    </style:style>
    <style:style style:name="P22" style:family="paragraph" style:parent-style-name="Standard">
      <style:paragraph-properties fo:line-height="150%" fo:text-align="justify" style:justify-single-word="false"/>
      <style:text-properties officeooo:paragraph-rsid="001c1f6a"/>
    </style:style>
    <style:style style:name="P23" style:family="paragraph" style:parent-style-name="Standard">
      <style:paragraph-properties fo:line-height="150%" fo:text-align="justify" style:justify-single-word="false"/>
      <style:text-properties officeooo:paragraph-rsid="001f0ef1"/>
    </style:style>
    <style:style style:name="P24" style:family="paragraph" style:parent-style-name="Standard">
      <style:paragraph-properties fo:line-height="150%" fo:text-align="center" style:justify-single-word="false"/>
      <style:text-properties fo:font-size="16pt" officeooo:paragraph-rsid="000c4641" style:font-size-asian="16pt" style:font-size-complex="16pt"/>
    </style:style>
    <style:style style:name="P25" style:family="paragraph" style:parent-style-name="Standard">
      <style:paragraph-properties fo:line-height="150%" fo:text-align="justify" style:justify-single-word="false"/>
      <style:text-properties officeooo:rsid="001c1f6a" officeooo:paragraph-rsid="001c1f6a"/>
    </style:style>
    <style:style style:name="T1" style:family="text">
      <style:text-properties style:font-name="Verdana"/>
    </style:style>
    <style:style style:name="T2" style:family="text">
      <style:text-properties style:font-name="Verdana" officeooo:rsid="00047f16"/>
    </style:style>
    <style:style style:name="T3" style:family="text">
      <style:text-properties style:font-name="Verdana" officeooo:rsid="0006e97d"/>
    </style:style>
    <style:style style:name="T4" style:family="text">
      <style:text-properties style:font-name="Verdana" officeooo:rsid="00075751"/>
    </style:style>
    <style:style style:name="T5" style:family="text">
      <style:text-properties style:font-name="Verdana" fo:font-weight="bold" officeooo:rsid="00047f16" style:font-weight-asian="bold" style:font-weight-complex="bold"/>
    </style:style>
    <style:style style:name="T6" style:family="text">
      <style:text-properties style:font-name="Verdana" fo:font-weight="bold" officeooo:rsid="0006e97d" style:font-weight-asian="bold" style:font-weight-complex="bold"/>
    </style:style>
    <style:style style:name="T7" style:family="text">
      <style:text-properties style:font-name="Verdana" fo:font-weight="bold" officeooo:rsid="0018d211" style:font-weight-asian="bold" style:font-weight-complex="bold"/>
    </style:style>
    <style:style style:name="T8" style:family="text">
      <style:text-properties style:font-name="Verdana" fo:font-weight="bold" officeooo:rsid="001a9def" style:font-weight-asian="bold" style:font-weight-complex="bold"/>
    </style:style>
    <style:style style:name="T9" style:family="text">
      <style:text-properties style:font-name="Verdana" fo:font-style="italic" officeooo:rsid="0012ad11" style:font-style-asian="italic" style:font-style-complex="italic"/>
    </style:style>
    <style:style style:name="T10" style:family="text">
      <style:text-properties style:font-name="Verdana" fo:font-style="italic" officeooo:rsid="001c1f6a" style:font-style-asian="italic" style:font-style-complex="italic"/>
    </style:style>
    <style:style style:name="T11" style:family="text">
      <style:text-properties style:font-name="Verdana" fo:font-style="italic" officeooo:rsid="001f0ef1" style:font-style-asian="italic" style:font-style-complex="italic"/>
    </style:style>
    <style:style style:name="T12" style:family="text">
      <style:text-properties style:font-name="Verdana" fo:font-style="italic" officeooo:rsid="00235d4f" style:font-style-asian="italic" style:font-style-complex="italic"/>
    </style:style>
    <style:style style:name="T13" style:family="text">
      <style:text-properties style:font-name="Verdana" fo:font-style="italic" fo:font-weight="bold" officeooo:rsid="00235d4f" style:font-style-asian="italic" style:font-weight-asian="bold" style:font-style-complex="italic" style:font-weight-complex="bold"/>
    </style:style>
    <style:style style:name="T14" style:family="text">
      <style:text-properties style:font-name="Verdana" fo:font-style="normal" style:text-underline-style="none" fo:font-weight="bold" officeooo:rsid="00185330" style:font-style-asian="normal" style:font-weight-asian="bold" style:font-style-complex="normal" style:font-weight-complex="bold"/>
    </style:style>
    <style:style style:name="T15" style:family="text">
      <style:text-properties style:font-name="Verdana" fo:font-style="normal" style:text-underline-style="none" fo:font-weight="bold" officeooo:rsid="0018d211" style:font-style-asian="normal" style:font-weight-asian="bold" style:font-style-complex="normal" style:font-weight-complex="bold"/>
    </style:style>
    <style:style style:name="T16" style:family="text">
      <style:text-properties style:font-name="Verdana" officeooo:rsid="0018d211"/>
    </style:style>
    <style:style style:name="T17" style:family="text">
      <style:text-properties style:font-name="Verdana" officeooo:rsid="001a9def"/>
    </style:style>
    <style:style style:name="T18" style:family="text">
      <style:text-properties style:font-name="Verdana" officeooo:rsid="001c1f6a"/>
    </style:style>
    <style:style style:name="T19" style:family="text">
      <style:text-properties style:font-name="Verdana" officeooo:rsid="001f0ef1"/>
    </style:style>
    <style:style style:name="T20" style:family="text">
      <style:text-properties officeooo:rsid="0020a881"/>
    </style:style>
    <style:style style:name="T21" style:family="text">
      <style:text-properties officeooo:rsid="0021ed12"/>
    </style:style>
    <style:style style:name="T22" style:family="text">
      <style:text-properties officeooo:rsid="0022dcca"/>
    </style:style>
    <style:style style:name="T23" style:family="text">
      <style:text-properties fo:font-style="italic" officeooo:rsid="0022dcca" style:font-style-asian="italic" style:font-style-complex="italic"/>
    </style:style>
    <style:style style:name="T24" style:family="text">
      <style:text-properties fo:font-style="normal" officeooo:rsid="0022dcca" style:font-style-asian="normal" style:font-style-complex="normal"/>
    </style:style>
    <style:style style:name="T25" style:family="text">
      <style:text-properties officeooo:rsid="002307fb"/>
    </style:style>
    <style:style style:name="T26" style:family="text">
      <style:text-properties fo:font-size="20pt" fo:font-weight="bold" style:font-size-asian="20pt" style:font-weight-asian="bold" style:font-size-complex="20pt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officeooo:rsid="001a9def"/>
    </style:style>
    <style:style style:name="T29" style:family="text">
      <style:text-properties officeooo:rsid="001c1f6a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1a9def" style:font-weight-asian="bold" style:font-weight-complex="bold"/>
    </style:style>
    <style:style style:name="T32" style:family="text">
      <style:text-properties fo:font-weight="bold" officeooo:rsid="001f0ef1" style:font-weight-asian="bold" style:font-weight-complex="bold"/>
    </style:style>
    <style:style style:name="T33" style:family="text">
      <style:text-properties fo:font-weight="bold" officeooo:rsid="002176a1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officeooo:rsid="001c1f6a"/>
    </style:style>
    <style:style style:name="T35" style:family="text">
      <style:text-properties officeooo:rsid="001fd295"/>
    </style:style>
    <style:style style:name="T36" style:family="text">
      <style:text-properties officeooo:rsid="0022ef47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24"><text:span text:style-name="T5">SAE 14 </text:span><text:span text:style-name="T15">PRESENT</text:span><text:span text:style-name="T14">ING YOURSELF ONLINE </text:span></text:p>
      <text:p text:style-name="P1"/>
      <text:p text:style-name="P1"/>
      <text:p text:style-name="P10"><text:span text:style-name="T2">&gt; </text:span><text:span text:style-name="T6">u</text:span><text:span text:style-name="T7">se</text:span><text:span text:style-name="T16"> any activity we have done </text:span><text:span text:style-name="T18">so far and will have done next </text:span><text:span text:style-name="T16">in o</text:span><text:span text:style-name="T18">ur </text:span><text:span text:style-name="T16">English class</text:span><text:span text:style-name="T18">es</text:span><text:span text:style-name="T16"> </text:span><text:span text:style-name="T17">to create the « personal presentation » page of your website. </text:span></text:p>
      <text:p text:style-name="P10"><text:span text:style-name="T18"/></text:p>
      <text:p text:style-name="P10"><text:span text:style-name="T4">&gt; </text:span><text:span text:style-name="T8">structure</text:span><text:span text:style-name="T17"> your presentation along the lines of a </text:span><text:span text:style-name="T8">PAST / PRESENT / FUTURE</text:span><text:span text:style-name="T17"> d</text:span><text:span text:style-name="T19">escription of your personal life</text:span><text:span text:style-name="T17"> (e.g. timeline, mind map or any dynamic graphical representation / </text:span><text:span text:style-name="T19">a game of questions and answers in a pair, or alone, etc.</text:span><text:span text:style-name="T17">)</text:span></text:p>
      <text:p text:style-name="P19"/>
      <text:p text:style-name="P19"/>
      <text:p text:style-name="P19">N<text:span text:style-name="T35">B : </text:span></text:p>
      <text:p text:style-name="P16"><text:span text:style-name="T30">3 tense « zones »</text:span> =&gt; <text:span text:style-name="T36">ask yourself : </text:span>who am I ? where do I come from ? what do I do ? What do I like ? what’s my routine on a typical day ? What do I want to do later ? what’s important to me ? Etc. </text:p>
      <text:p text:style-name="P18"/>
      <text:p text:style-name="P12"><text:span text:style-name="T3"/></text:p>
      <text:p text:style-name="P14"><text:span text:style-name="T33">M</text:span><text:span text:style-name="T31">arking criteria</text:span><text:span text:style-name="T32"> (FYI)</text:span><text:span text:style-name="T31"> :</text:span><text:span text:style-name="T28"> </text:span></text:p>
      <text:p text:style-name="P14"/>
      <text:p text:style-name="P14"><text:span text:style-name="T28">- creativity, originality, ability to research and organise</text:span></text:p>
      <text:p text:style-name="P14">- <text:span text:style-name="T29">risk taking : technical (mix of media, graphical design, general layout…) / linguistic (varied </text:span><text:span text:style-name="T34">vocab</text:span><text:span text:style-name="T29">, </text:span><text:span text:style-name="T34">questions</text:span><text:span text:style-name="T29">, general </text:span><text:span text:style-name="T34">grammar</text:span><text:span text:style-name="T29">, syntax, </text:span><text:span text:style-name="T34">pronunciation</text:span><text:span text:style-name="T29"> in audio or video, etc)</text:span></text:p>
      <text:p text:style-name="P22"><text:span text:style-name="T9">- </text:span><text:span text:style-name="T10">ability to « recycle » English class contents in a clever way and to expand on it</text:span></text:p>
      <text:p text:style-name="P22"><text:span text:style-name="T10"/></text:p>
      <text:p text:style-name="P22"><text:span text:style-name="T10"/></text:p>
      <text:p text:style-name="P23"><text:span text:style-name="T10">=</text:span><text:span text:style-name="T11">&gt; </text:span><text:span text:style-name="T13">IN A NUTSHELL </text:span><text:span text:style-name="T12">: </text:span><text:span text:style-name="T11">show me </text:span><text:span text:style-name="T12">that </text:span><text:span text:style-name="T11">you followed in class and </text:span><text:span text:style-name="T12">that you </text:span><text:span text:style-name="T11">see the point of the exercise, but also surprise</text:span><text:span text:style-name="T12"> and/or amaze</text:span><text:span text:style-name="T11"> me :)</text:span></text:p>
      <text:p text:style-name="P22"><text:span text:style-name="T10"/>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fr" fo:country="FR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20pt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18T23:02:35.345000000</meta:creation-date>
    <dc:date>2022-09-25T18:44:01.540000000</dc:date>
    <meta:editing-duration>P1DT14H43S</meta:editing-duration>
    <meta:editing-cycles>24</meta:editing-cycles>
    <meta:generator>LibreOffice/6.3.0.4$Windows_X86_64 LibreOffice_project/057fc023c990d676a43019934386b85b21a9ee99</meta:generator>
    <meta:document-statistic meta:table-count="0" meta:image-count="0" meta:object-count="0" meta:page-count="1" meta:paragraph-count="10" meta:word-count="212" meta:character-count="1097" meta:non-whitespace-character-count="890"/>
  </office:meta>
</office:document-meta>
</file>